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666666" style:font-name="Liberation Serif" fo:font-size="12pt" style:font-size-asian="12pt" style:font-size-complex="12pt"/>
    </style:style>
    <style:style style:name="P2" style:family="paragraph" style:parent-style-name="Standard">
      <style:text-properties fo:color="#666666" style:font-name="Liberation Serif" fo:font-size="12pt" officeooo:paragraph-rsid="003ae58a" style:font-size-asian="12pt" style:font-size-complex="12pt"/>
    </style:style>
    <style:style style:name="P3" style:family="paragraph" style:parent-style-name="Standard">
      <style:text-properties fo:color="#666666" style:font-name="Liberation Serif" fo:font-size="12pt" officeooo:paragraph-rsid="003e0ccb" style:font-size-asian="12pt" style:font-size-complex="12pt"/>
    </style:style>
    <style:style style:name="P4" style:family="paragraph" style:parent-style-name="Standard">
      <style:text-properties fo:color="#666666" style:font-name="Liberation Serif" fo:font-size="12pt" officeooo:paragraph-rsid="003fa9c9" style:font-size-asian="12pt" style:font-size-complex="12pt"/>
    </style:style>
    <style:style style:name="P5" style:family="paragraph" style:parent-style-name="Standard">
      <style:text-properties fo:color="#000080" style:font-name="Liberation Serif" fo:font-size="12pt" fo:language="en" fo:country="GB" officeooo:rsid="001ec9ce" officeooo:paragraph-rsid="0026bb89" style:letter-kerning="false" style:font-size-asian="12pt" style:font-name-complex="Courier New" style:font-size-complex="12pt" style:language-complex="ar" style:country-complex="SA"/>
    </style:style>
    <style:style style:name="P6" style:family="paragraph" style:parent-style-name="Standard">
      <style:text-properties fo:color="#000080" style:font-name="Liberation Serif" fo:font-size="12pt" fo:language="en" fo:country="GB" officeooo:rsid="00061f30" officeooo:paragraph-rsid="003e92b4" style:font-size-asian="12pt" style:font-size-complex="12pt"/>
    </style:style>
    <style:style style:name="P7" style:family="paragraph" style:parent-style-name="Standard">
      <style:text-properties fo:color="#000080" style:font-name="Liberation Serif" fo:font-size="12pt" fo:language="en" fo:country="GB" officeooo:rsid="00061f30" officeooo:paragraph-rsid="003fa9c9" style:font-size-asian="12pt" style:font-size-complex="12pt"/>
    </style:style>
    <style:style style:name="P8" style:family="paragraph" style:parent-style-name="Standard">
      <style:text-properties fo:color="#000080" style:font-name="Liberation Serif" fo:font-size="12pt" fo:language="en" fo:country="GB" fo:font-weight="normal" officeooo:rsid="001ec9ce" officeooo:paragraph-rsid="003caadb" style:letter-kerning="false" style:font-size-asian="12pt" style:font-weight-asian="normal" style:font-name-complex="Courier New" style:font-size-complex="12pt" style:language-complex="ar" style:country-complex="SA" style:font-weight-complex="normal"/>
    </style:style>
    <style:style style:name="P9" style:family="paragraph" style:parent-style-name="Standard">
      <style:text-properties fo:color="#000080" style:font-name="Liberation Serif" fo:font-size="12pt" officeooo:rsid="00061f30" officeooo:paragraph-rsid="003d23e9" style:font-size-asian="12pt" style:font-size-complex="12pt"/>
    </style:style>
    <style:style style:name="P10" style:family="paragraph" style:parent-style-name="Standard">
      <style:text-properties fo:color="#000080" style:font-name="Liberation Serif" fo:font-size="12pt" officeooo:rsid="00061f30" officeooo:paragraph-rsid="003e0ccb" style:font-size-asian="12pt" style:font-size-complex="12pt"/>
    </style:style>
    <style:style style:name="P11" style:family="paragraph" style:parent-style-name="Standard">
      <style:text-properties style:font-name="Liberation Serif" fo:font-size="12pt" style:font-size-asian="12pt" style:font-size-complex="12pt"/>
    </style:style>
    <style:style style:name="P12" style:family="paragraph" style:parent-style-name="Standard">
      <style:text-properties style:font-name="Liberation Serif" fo:font-size="12pt" officeooo:paragraph-rsid="0004f82b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04f82b" officeooo:paragraph-rsid="004681df" style:font-size-asian="12pt" style:font-size-complex="12pt"/>
    </style:style>
    <style:style style:name="P14" style:family="paragraph" style:parent-style-name="Standard">
      <style:text-properties style:font-name="Liberation Serif" fo:font-size="12pt" style:letter-kerning="false" style:font-size-asian="12pt" style:font-name-complex="Courier New" style:font-size-complex="12pt" style:language-complex="ar" style:country-complex="SA"/>
    </style:style>
    <style:style style:name="P15" style:family="paragraph" style:parent-style-name="Standard">
      <style:text-properties style:font-name="Liberation Serif" fo:font-size="12pt" officeooo:rsid="003229d4" officeooo:paragraph-rsid="003229d4" style:letter-kerning="false" style:font-size-asian="12pt" style:font-name-complex="Courier New" style:font-size-complex="12pt" style:language-complex="ar" style:country-complex="SA"/>
    </style:style>
    <style:style style:name="P16" style:family="paragraph" style:parent-style-name="Standard">
      <style:text-properties style:font-name="Liberation Serif" fo:font-size="12pt" fo:language="nl" fo:country="NL" style:font-size-asian="12pt" style:font-size-complex="12pt"/>
    </style:style>
    <style:style style:name="P17" style:family="paragraph" style:parent-style-name="Standard">
      <style:text-properties style:font-name="Liberation Serif" fo:font-size="12pt" fo:language="nl" fo:country="NL" officeooo:paragraph-rsid="003ae58a" style:font-size-asian="12pt" style:font-size-complex="12pt"/>
    </style:style>
    <style:style style:name="P18" style:family="paragraph" style:parent-style-name="Standard">
      <style:text-properties style:font-name="Liberation Serif" fo:font-size="12pt" fo:language="nl" fo:country="NL" officeooo:paragraph-rsid="003caadb" style:font-size-asian="12pt" style:font-size-complex="12pt"/>
    </style:style>
    <style:style style:name="P19" style:family="paragraph" style:parent-style-name="Standard">
      <style:text-properties style:font-name="Liberation Serif" fo:font-size="12pt" fo:font-style="italic" style:font-size-asian="12pt" style:font-style-asian="italic" style:font-size-complex="12pt"/>
    </style:style>
    <style:style style:name="P20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Liberation Serif" fo:font-size="12pt" fo:font-weight="bold" officeooo:paragraph-rsid="003a8e31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22" style:family="paragraph" style:parent-style-name="Standard">
      <style:text-properties style:font-name="Liberation Serif" fo:font-size="12pt" fo:font-weight="bold" officeooo:paragraph-rsid="003ae58a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23" style:family="paragraph" style:parent-style-name="Standard">
      <style:text-properties style:font-name="Liberation Serif" fo:font-size="12pt" fo:font-weight="bold" officeooo:paragraph-rsid="003caadb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2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1d182e" officeooo:paragraph-rsid="001d182e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1d182e" officeooo:paragraph-rsid="003229d4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1d182e" officeooo:paragraph-rsid="0043b929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34e481" officeooo:paragraph-rsid="0034e481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34e481" officeooo:paragraph-rsid="0043b929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officeooo:rsid="0034e481" officeooo:paragraph-rsid="0034e481" style:letter-kerning="false" style:font-size-asian="12pt" style:font-name-complex="Courier New" style:font-size-complex="12pt" style:language-complex="ar" style:country-complex="SA"/>
    </style:style>
    <style:style style:name="P3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officeooo:rsid="0034e481" officeooo:paragraph-rsid="0043b929" style:letter-kerning="false" style:font-size-asian="12pt" style:font-name-complex="Courier New" style:font-size-complex="12pt" style:language-complex="ar" style:country-complex="SA"/>
    </style:style>
    <style:style style:name="P31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iberation Serif" fo:font-size="12pt" style:font-size-asian="12pt" style:font-size-complex="12pt"/>
    </style:style>
    <style:style style:name="P32" style:family="paragraph" style:parent-style-name="Standard" style:list-style-name="L1">
      <loext:graphic-properties draw:fill="none"/>
      <style:paragraph-properties fo:line-height="100%" fo:text-align="justify" style:justify-single-word="false" fo:background-color="transparent"/>
      <style:text-properties style:font-name="Liberation Serif" fo:font-size="12pt" fo:font-style="normal" fo:font-weight="normal" officeooo:rsid="001d182e" officeooo:paragraph-rsid="00449285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3" style:family="paragraph" style:parent-style-name="Standard" style:list-style-name="L1">
      <loext:graphic-properties draw:fill="none"/>
      <style:paragraph-properties fo:line-height="100%" fo:text-align="justify" style:justify-single-word="false" fo:background-color="transparent"/>
      <style:text-properties style:font-name="Liberation Serif" fo:font-size="12pt" fo:font-style="normal" fo:font-weight="normal" officeooo:rsid="0034e481" officeooo:paragraph-rsid="00449285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4" style:family="paragraph" style:parent-style-name="Standard" style:list-style-name="L1">
      <loext:graphic-properties draw:fill="none"/>
      <style:paragraph-properties fo:line-height="100%" fo:text-align="justify" style:justify-single-word="false" fo:background-color="transparent"/>
      <style:text-properties style:font-name="Liberation Serif" fo:font-size="12pt" officeooo:rsid="0034e481" officeooo:paragraph-rsid="00449285" style:letter-kerning="false" style:font-size-asian="12pt" style:font-name-complex="Courier New" style:font-size-complex="12pt" style:language-complex="ar" style:country-complex="SA"/>
    </style:style>
    <style:style style:name="P35" style:family="paragraph" style:parent-style-name="Standard">
      <style:text-properties style:font-name="Liberation Serif" fo:font-size="12pt" officeooo:paragraph-rsid="004a0eb3" style:font-size-asian="12pt" style:font-size-complex="12pt"/>
    </style:style>
    <style:style style:name="T1" style:family="text">
      <style:text-properties officeooo:rsid="0004f82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5d1f" style:font-weight-asian="bold" style:font-weight-complex="bold"/>
    </style:style>
    <style:style style:name="T4" style:family="text">
      <style:text-properties fo:font-weight="bold" officeooo:rsid="000fbd47" style:font-weight-asian="bold" style:font-weight-complex="bold"/>
    </style:style>
    <style:style style:name="T5" style:family="text">
      <style:text-properties fo:font-weight="bold" officeooo:rsid="00499165" style:font-weight-asian="bold" style:font-weight-complex="bold"/>
    </style:style>
    <style:style style:name="T6" style:family="text">
      <style:text-properties officeooo:rsid="00061f30"/>
    </style:style>
    <style:style style:name="T7" style:family="text">
      <style:text-properties style:font-name="Liberation Serif" fo:font-size="12pt" fo:font-style="normal" style:letter-kerning="false" style:font-size-asian="12pt" style:font-style-asian="normal" style:font-name-complex="Courier New" style:font-size-complex="12pt" style:language-complex="ar" style:country-complex="SA" style:font-style-complex="normal"/>
    </style:style>
    <style:style style:name="T8" style:family="text">
      <style:text-properties officeooo:rsid="000823d7"/>
    </style:style>
    <style:style style:name="T9" style:family="text">
      <style:text-properties fo:font-weight="normal" officeooo:rsid="0004f82b" style:font-weight-asian="normal" style:font-weight-complex="normal"/>
    </style:style>
    <style:style style:name="T10" style:family="text">
      <style:text-properties fo:font-weight="normal" officeooo:rsid="003ae58a" style:font-weight-asian="normal" style:font-weight-complex="normal"/>
    </style:style>
    <style:style style:name="T11" style:family="text">
      <style:text-properties fo:font-style="normal" officeooo:rsid="003229d4" style:font-style-asian="normal" style:font-style-complex="normal"/>
    </style:style>
    <style:style style:name="T12" style:family="text">
      <style:text-properties fo:font-style="normal" officeooo:rsid="001d182e" style:font-style-asian="normal" style:font-style-complex="normal"/>
    </style:style>
    <style:style style:name="T13" style:family="text">
      <style:text-properties fo:font-style="normal" officeooo:rsid="0036a5cf" style:font-style-asian="normal" style:font-style-complex="normal"/>
    </style:style>
    <style:style style:name="T14" style:family="text">
      <style:text-properties fo:font-style="normal" officeooo:rsid="003ae58a" style:font-style-asian="normal" style:font-style-complex="normal"/>
    </style:style>
    <style:style style:name="T15" style:family="text">
      <style:text-properties fo:font-style="normal" officeooo:rsid="003caadb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6a5cf" style:font-style-asian="normal" style:font-weight-asian="normal" style:font-style-complex="normal" style:font-weight-complex="normal"/>
    </style:style>
    <style:style style:name="T18" style:family="text">
      <style:text-properties fo:color="#000080" fo:language="en" fo:country="GB" officeooo:rsid="00061f30"/>
    </style:style>
    <style:style style:name="T19" style:family="text">
      <style:text-properties fo:color="#000080" fo:language="en" fo:country="GB" fo:font-style="normal" fo:font-weight="normal" officeooo:rsid="001ec9ce" style:font-style-asian="normal" style:font-weight-asian="normal" style:font-style-complex="normal" style:font-weight-complex="normal"/>
    </style:style>
    <style:style style:name="T20" style:family="text">
      <style:text-properties fo:color="#000080" fo:language="en" fo:country="GB" fo:font-style="normal" fo:font-weight="normal" officeooo:rsid="003fa9c9" style:font-style-asian="normal" style:font-weight-asian="normal" style:font-style-complex="normal" style:font-weight-complex="normal"/>
    </style:style>
    <style:style style:name="T21" style:family="text">
      <style:text-properties fo:color="#000080" fo:language="en" fo:country="GB" officeooo:rsid="001ec9ce"/>
    </style:style>
    <style:style style:name="T22" style:family="text">
      <style:text-properties fo:color="#000080" fo:language="en" fo:country="GB" officeooo:rsid="003d23e9"/>
    </style:style>
    <style:style style:name="T23" style:family="text">
      <style:text-properties fo:color="#000080" fo:language="en" fo:country="GB" officeooo:rsid="003e0ccb"/>
    </style:style>
    <style:style style:name="T24" style:family="text">
      <style:text-properties fo:color="#000080" fo:language="en" fo:country="GB" officeooo:rsid="003e92b4"/>
    </style:style>
    <style:style style:name="T25" style:family="text">
      <style:text-properties fo:color="#000080" officeooo:rsid="001ec9ce" style:letter-kerning="false" style:font-name-complex="Courier New" style:language-complex="ar" style:country-complex="SA"/>
    </style:style>
    <style:style style:name="T26" style:family="text">
      <style:text-properties fo:color="#000000" fo:language="en" fo:country="GB"/>
    </style:style>
    <style:style style:name="T27" style:family="text">
      <style:text-properties fo:color="#000000" fo:language="en" fo:country="GB" officeooo:rsid="001d182e"/>
    </style:style>
    <style:style style:name="T28" style:family="text">
      <style:text-properties fo:color="#000000" fo:language="en" fo:country="GB" fo:font-style="normal" fo:font-weight="normal" officeooo:rsid="0034e481" style:font-style-asian="normal" style:font-weight-asian="normal" style:font-style-complex="normal" style:font-weight-complex="normal"/>
    </style:style>
    <style:style style:name="T29" style:family="text">
      <style:text-properties fo:color="#000000" fo:language="en" fo:country="GB" fo:font-style="normal" fo:font-weight="normal" officeooo:rsid="0036a5cf" style:font-style-asian="normal" style:font-weight-asian="normal" style:font-style-complex="normal" style:font-weight-complex="normal"/>
    </style:style>
    <style:style style:name="T30" style:family="text">
      <style:text-properties fo:color="#000000" fo:language="en" fo:country="GB" fo:font-style="normal" fo:font-weight="normal" officeooo:rsid="001d182e" style:font-style-asian="normal" style:font-weight-asian="normal" style:font-style-complex="normal" style:font-weight-complex="normal"/>
    </style:style>
    <style:style style:name="T31" style:family="text">
      <style:text-properties fo:color="#000000" fo:language="en" fo:country="GB" fo:font-style="normal" fo:font-weight="normal" officeooo:rsid="00449285" style:font-style-asian="normal" style:font-weight-asian="normal" style:font-style-complex="normal" style:font-weight-complex="normal"/>
    </style:style>
    <style:style style:name="T32" style:family="text">
      <style:text-properties fo:color="#000000" fo:language="en" fo:country="GB" fo:font-style="normal" fo:font-weight="normal" officeooo:rsid="001ec9ce" style:font-style-asian="normal" style:font-weight-asian="normal" style:font-style-complex="normal" style:font-weight-complex="normal"/>
    </style:style>
    <style:style style:name="T33" style:family="text">
      <style:text-properties fo:color="#000000" fo:language="en" fo:country="GB" officeooo:rsid="00449285"/>
    </style:style>
    <style:style style:name="T34" style:family="text">
      <style:text-properties officeooo:rsid="002604fc"/>
    </style:style>
    <style:style style:name="T35" style:family="text">
      <style:text-properties officeooo:rsid="003229d4"/>
    </style:style>
    <style:style style:name="T36" style:family="text">
      <style:text-properties officeooo:rsid="0033821e"/>
    </style:style>
    <style:style style:name="T37" style:family="text">
      <style:text-properties officeooo:rsid="0036a5cf"/>
    </style:style>
    <style:style style:name="T38" style:family="text">
      <style:text-properties officeooo:rsid="003e92b4" style:letter-kerning="false" style:font-name-complex="Courier New" style:language-complex="ar" style:country-complex="SA"/>
    </style:style>
    <style:style style:name="T39" style:family="text">
      <style:text-properties officeooo:rsid="003fa9c9" style:letter-kerning="false" style:font-name-complex="Courier New" style:language-complex="ar" style:country-complex="SA"/>
    </style:style>
    <style:style style:name="T40" style:family="text">
      <style:text-properties officeooo:rsid="003d23e9"/>
    </style:style>
    <style:style style:name="T41" style:family="text">
      <style:text-properties officeooo:rsid="003e0ccb"/>
    </style:style>
    <style:style style:name="T42" style:family="text">
      <style:text-properties officeooo:rsid="003fa9c9"/>
    </style:style>
    <style:style style:name="T43" style:family="text">
      <style:text-properties officeooo:rsid="00449285"/>
    </style:style>
    <style:style style:name="T44" style:family="text">
      <style:text-properties officeooo:rsid="004681df"/>
    </style:style>
    <style:style style:name="T45" style:family="text">
      <style:text-properties officeooo:rsid="00484c89"/>
    </style:style>
    <style:style style:name="T46" style:family="text">
      <style:text-properties officeooo:rsid="004a0eb3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2">EXAMPLE </text:span><text:span text:style-name="T5">4</text:span></text:p>
      <text:p text:style-name="P12"><text:span text:style-name="T3">Instruction Memory’s </text:span><text:span text:style-name="T4">f</text:span><text:span text:style-name="T2">ile:</text:span> <text:span text:style-name="T1">5th_fig460_MemEx4/inst.rom</text:span></text:p>
      <text:p text:style-name="P12"/>
      <text:p text:style-name="P13">This Mips pipeline implementation can handle data hazards <text:span text:style-name="T44">and cannot handle </text:span>branchs.</text:p>
      <text:p text:style-name="P12"/>
      <text:p text:style-name="P35">The user should set initial register values (linear<text:span text:style-name="T46">) and DataRam</text:span> (linear <text:span text:style-name="T43">+ 2</text:span>). No data values are required.</text:p>
      <text:p text:style-name="P20"/>
      <text:p text:style-name="P11"><text:span text:style-name="T2">Description:</text:span> A <text:span text:style-name="T8">simple</text:span> sequence of <text:span text:style-name="T45">four</text:span> instruction<text:span text:style-name="T1">s</text:span> with <text:span text:style-name="T34">no data</text:span> hazard.</text:p>
      <text:p text:style-name="P15"/>
      <text:p text:style-name="P24"><text:span text:style-name="T35">LW</text:span> r<text:span text:style-name="T37">1</text:span>,<text:span text:style-name="T35">0(</text:span>r<text:span text:style-name="T37">4)</text:span></text:p>
      <text:p text:style-name="P25"><text:span text:style-name="T35">LW</text:span> r<text:span text:style-name="T37">2</text:span>,<text:span text:style-name="T36">4(</text:span>r<text:span text:style-name="T37">4)</text:span></text:p>
      <text:p text:style-name="P27">ADD r<text:span text:style-name="T37">3</text:span>,r<text:span text:style-name="T37">1</text:span>,r<text:span text:style-name="T37">2</text:span></text:p>
      <text:p text:style-name="P29"><text:span text:style-name="T16">SW <text:s/>r</text:span><text:span text:style-name="T17">3</text:span><text:span text:style-name="T16">, 8(r</text:span><text:span text:style-name="T17">4</text:span><text:span text:style-name="T16">)</text:span></text:p>
      <text:p text:style-name="P11"/>
      <text:p text:style-name="P21"><text:span text:style-name="T11">LW</text:span><text:span text:style-name="T12"> r</text:span><text:span text:style-name="T13">1</text:span><text:span text:style-name="T12">,</text:span><text:span text:style-name="T11">0(</text:span><text:span text:style-name="T12">r</text:span><text:span text:style-name="T13">4)</text:span><text:span text:style-name="T9"> – type </text:span><text:span text:style-name="T10">I</text:span><text:span text:style-name="T9"> instruction</text:span></text:p>
      <text:p text:style-name="P16">opcode = <text:span text:style-name="T40">35</text:span> <text:s text:c="2"/>rs <text:span text:style-name="T6">= 4 <text:s text:c="4"/></text:span>rt <text:span text:style-name="T6">= 1 <text:s text:c="4"/>imediate </text:span>= <text:span text:style-name="T40">0</text:span></text:p>
      <text:p text:style-name="P1"><text:span text:style-name="T40">100</text:span>0<text:span text:style-name="T40">11</text:span> <text:s text:c="10"/><text:span text:style-name="T6">00100 <text:s text:c="3"/>00001 <text:s text:c="3"/>00000</text:span>00000<text:span text:style-name="T40">0</text:span>00000</text:p>
      <text:p text:style-name="P9">0x<text:span text:style-name="T40">8C810000</text:span></text:p>
      <text:p text:style-name="P11"/>
      <text:p text:style-name="P22"><text:span text:style-name="T11">LW</text:span><text:span text:style-name="T12"> r</text:span><text:span text:style-name="T14">2</text:span><text:span text:style-name="T12">,</text:span><text:span text:style-name="T14">4</text:span><text:span text:style-name="T11">(</text:span><text:span text:style-name="T12">r</text:span><text:span text:style-name="T13">4)</text:span><text:span text:style-name="T9"> – type </text:span><text:span text:style-name="T10">I</text:span><text:span text:style-name="T9"> instruction</text:span></text:p>
      <text:p text:style-name="P17">opcode = <text:span text:style-name="T41">35</text:span> <text:s text:c="2"/>rs <text:span text:style-name="T6">= 4 <text:s text:c="4"/></text:span>rt <text:span text:style-name="T6">= 2 <text:s text:c="4"/>imediate </text:span>= <text:span text:style-name="T41">4</text:span></text:p>
      <text:p text:style-name="P3"><text:span text:style-name="T40">100</text:span>0<text:span text:style-name="T40">11</text:span> <text:s text:c="10"/><text:span text:style-name="T6">00100 <text:s text:c="3"/>00010 <text:s text:c="3"/>00000</text:span>00000<text:span text:style-name="T41">0</text:span>00<text:span text:style-name="T41">1</text:span>00</text:p>
      <text:p text:style-name="P10">0x<text:span text:style-name="T41">8C820004</text:span></text:p>
      <text:p text:style-name="P11"/>
      <text:p text:style-name="P22"><text:span text:style-name="T14">ADD</text:span><text:span text:style-name="T12"> r</text:span><text:span text:style-name="T14">3</text:span><text:span text:style-name="T12">,</text:span><text:span text:style-name="T14">r1,r2</text:span><text:span text:style-name="T9"> – type </text:span><text:span text:style-name="T10">R</text:span><text:span text:style-name="T9"> instruction</text:span></text:p>
      <text:p text:style-name="P17">opcode = 0 <text:s text:c="4"/>rs <text:span text:style-name="T6">= 1 <text:s text:c="4"/></text:span>rt <text:span text:style-name="T6">= 2 <text:s text:c="4"/></text:span>rd <text:span text:style-name="T6">= 3 <text:s text:c="4"/></text:span>sh = 0 <text:s text:c="4"/>func<text:span text:style-name="T6"> </text:span>= 32</text:p>
      <text:p text:style-name="P2">000000 <text:s text:c="10"/><text:span text:style-name="T6">00001 <text:s text:c="3"/>00010 <text:s text:c="3"/>00011</text:span> <text:s text:c="3"/>00000 <text:s text:c="4"/>100000</text:p>
      <text:p text:style-name="P6"><text:span text:style-name="T25">0x</text:span><text:span text:style-name="T38">00221820</text:span></text:p>
      <text:p text:style-name="P5"/>
      <text:p text:style-name="P23"><text:span text:style-name="T15">S</text:span><text:span text:style-name="T11">W</text:span><text:span text:style-name="T12"> r</text:span><text:span text:style-name="T15">3</text:span><text:span text:style-name="T12">,</text:span><text:span text:style-name="T15">8</text:span><text:span text:style-name="T11">(</text:span><text:span text:style-name="T12">r</text:span><text:span text:style-name="T13">4)</text:span><text:span text:style-name="T9"> – type </text:span><text:span text:style-name="T10">I</text:span><text:span text:style-name="T9"> instruction</text:span></text:p>
      <text:p text:style-name="P18">opcode = <text:span text:style-name="T42">43</text:span> <text:s text:c="2"/>rs <text:span text:style-name="T6">= 4 <text:s text:c="4"/></text:span>rt <text:span text:style-name="T6">= 3 <text:s text:c="4"/>imediate </text:span>= <text:span text:style-name="T42">8</text:span></text:p>
      <text:p text:style-name="P4"><text:span text:style-name="T42">101011</text:span> <text:s text:c="10"/><text:span text:style-name="T6">00100 <text:s text:c="3"/>00011 <text:s text:c="3"/>00000</text:span>00000<text:span text:style-name="T42">0</text:span>0<text:span text:style-name="T42">1</text:span>000</text:p>
      <text:p text:style-name="P7"><text:span text:style-name="T25">0x</text:span><text:span text:style-name="T39">AC830008</text:span></text:p>
      <text:p text:style-name="P8"/>
      <text:p text:style-name="P8"/>
      <text:p text:style-name="P11">The <text:span text:style-name="T8">hexadecimal</text:span> code example is:</text:p>
      <text:p text:style-name="P14"/>
      <text:p text:style-name="P26"><text:span text:style-name="T35">LW</text:span> r<text:span text:style-name="T37">1</text:span>,<text:span text:style-name="T35">0(</text:span>r<text:span text:style-name="T37">4)<text:tab/></text:span><text:span text:style-name="T26">– </text:span><text:span text:style-name="T18">0x</text:span><text:span text:style-name="T22">8C810000</text:span></text:p>
      <text:p text:style-name="P26"><text:span text:style-name="T35">LW</text:span> r<text:span text:style-name="T37">2</text:span>,<text:span text:style-name="T36">4(</text:span>r<text:span text:style-name="T37">4)<text:tab/></text:span><text:span text:style-name="T26">– </text:span><text:span text:style-name="T18">0x</text:span><text:span text:style-name="T23">8C820004</text:span></text:p>
      <text:p text:style-name="P28">ADD r<text:span text:style-name="T37">3</text:span>,r<text:span text:style-name="T37">1</text:span>,r<text:span text:style-name="T37">2<text:tab/></text:span><text:span text:style-name="T27">– </text:span><text:span text:style-name="T21">0x</text:span><text:span text:style-name="T24">00221820</text:span></text:p>
      <text:p text:style-name="P30"><text:span text:style-name="T32">SW <text:s/>r</text:span><text:span text:style-name="T29">3</text:span><text:span text:style-name="T32">, 8(r</text:span><text:span text:style-name="T29">4</text:span><text:span text:style-name="T32">)<text:tab/></text:span><text:span text:style-name="T30">– </text:span><text:span text:style-name="T19">0x</text:span><text:span text:style-name="T20">AC830008</text:span></text:p>
      <text:p text:style-name="P11"/>
      <text:p text:style-name="P19">Calculations check (with linear initial register values):</text:p>
      <text:p text:style-name="Standard"><text:span text:style-name="Default_20_Paragraph_20_Font"><text:span text:style-name="T7"/></text:span></text:p>
      <text:list xml:id="list8906475632992410397" text:style-name="L1">
        <text:list-item>
          <text:p text:style-name="P32"><text:span text:style-name="T35">LW</text:span> r<text:span text:style-name="T37">1</text:span>,<text:span text:style-name="T35">0(</text:span>r<text:span text:style-name="T37">4)<text:tab/></text:span><text:span text:style-name="T26">– </text:span><text:span text:style-name="T33">R1 = M[1] = 3</text:span></text:p>
        </text:list-item>
        <text:list-item>
          <text:p text:style-name="P32"><text:span text:style-name="T35">LW</text:span> r<text:span text:style-name="T37">2</text:span>,<text:span text:style-name="T36">4(</text:span>r<text:span text:style-name="T37">4)<text:tab/></text:span><text:span text:style-name="T26">– </text:span><text:span text:style-name="T33">R2 = M[2] = 4</text:span></text:p>
        </text:list-item>
        <text:list-item>
          <text:p text:style-name="P33">ADD r<text:span text:style-name="T37">3</text:span>,r<text:span text:style-name="T37">1</text:span>,r<text:span text:style-name="T37">2<text:tab/></text:span><text:span text:style-name="T27">– </text:span><text:span text:style-name="T33">R3 = 7</text:span></text:p>
        </text:list-item>
        <text:list-item>
          <text:p text:style-name="P34"><text:span text:style-name="Default_20_Paragraph_20_Font"><text:span text:style-name="T28">SW r</text:span></text:span><text:span text:style-name="Default_20_Paragraph_20_Font"><text:span text:style-name="T29">3</text:span></text:span><text:span text:style-name="Default_20_Paragraph_20_Font"><text:span text:style-name="T28">, 8(r</text:span></text:span><text:span text:style-name="Default_20_Paragraph_20_Font"><text:span text:style-name="T29">4</text:span></text:span><text:span text:style-name="Default_20_Paragraph_20_Font"><text:span text:style-name="T28">)<text:tab/></text:span></text:span><text:span text:style-name="Default_20_Paragraph_20_Font"><text:span text:style-name="T30">– </text:span></text:span><text:span text:style-name="Default_20_Paragraph_20_Font"><text:span text:style-name="T31">M[3] = 7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10m0$Build-2</meta:generator>
    <meta:initial-creator>Chris Gull</meta:initial-creator>
    <meta:creation-date>2014-11-22T03:33:00Z</meta:creation-date>
    <dc:date>2016-06-08T13:26:09.721132439</dc:date>
    <meta:editing-cycles>71</meta:editing-cycles>
    <meta:editing-duration>PT2H38M42S</meta:editing-duration>
    <meta:document-statistic meta:table-count="0" meta:image-count="0" meta:object-count="0" meta:page-count="1" meta:paragraph-count="35" meta:word-count="206" meta:character-count="1260" meta:non-whitespace-character-count="958"/>
    <meta:template xlink:type="simple" xlink:actuate="onRequest" xlink:title="" xlink:href="Normal.dotm"/>
  </office:meta>
</office:document-meta>
</file>